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ción:</text:p>
      <text:p text:style-name="Standard"/>
      <text:p text:style-name="Standard">En esta práctica realizaremos la implementación de una red neuronal llamada perceptrón multicapa.</text:p>
      <text:p text:style-name="Standard">Esta red neuronal, está compuesta además de capa de salida y entrada, por una o más capas intermedias (en nuestro caso, sólo una), y realiza la clasificación en dos fases: una primera fase, de feedforward, en la que la red va pasando, de entrada a salida, los valores que le entran; y una segunda fase llamada backpropagation, en que la red responde al error cometido, y realiza una actualización de pesos para reducir el ECM, una regla delta, propagando el error de salida a entrada (back-propagation).</text:p>
      <text:p text:style-name="Standard"/>
      <text:p text:style-name="Standard">Tras la implementación de la red, se realizarán una serie de experimentos propuestos en la práctica, y analizaremos unas cuántas cualidades adicionales de este tipo de redes.</text:p>
      <text:p text:style-name="Standard"/>
      <text:p text:style-name="Standard">Ejercicio 1:</text:p>
      <text:p text:style-name="Standard">Este ejercicio es realizar la implementación de el algoritmo de clasificación del perceptrón multicapa.</text:p>
      <text:p text:style-name="Standard"/>
      <text:p text:style-name="Standard">Usaremos el mismo framework de neuronas y links que usamos en la anterior práctica: la unidad básica de información de la red es la neurona, que, para la realización de esta práctica, se ha modificado añadiendole una variable, además de valor de salida y entrada, llamada valor delta.</text:p>
      <text:p text:style-name="Standard"/>
      <text:p text:style-name="Standard">Para enviar información entre neuronas, se usan los links, los cuales tienen un peso, y contienen la referencia a sus neuronas de origen y de destino. Para ésta práctica, se ha añadido un nuevo método, para propagar por detrás el valor delta (el error), de la neurona destino hacia la origen.</text:p>
      <text:p text:style-name="Standard"/>
      <text:p text:style-name="Standard">El algoritmo, no es más que una implementación usando ésto de el algoritmo de back propagation. Primero, se realiza una fase de feedforward, en que simplemente los links propagan valores de entrada, y las neuronas calculan su salida. Finalmente, tras calcular la salida de la red, se realiza la backpropagation, en la que las neuronas de salida calculan su error, propagan el error hacia atrás por los links, y por último, se cambian los pesos. El algoritmo utilizado es el que viene en las transparencias del tema 3.</text:p>
      <text:p text:style-name="Standard"/>
      <text:p text:style-name="Standard">Además, se ha realizado un</text:p>
      <text:p text:style-name="Standard"/>
      <text:p text:style-name="Standard">Ejercicio 2:</text:p>
      <text:p text:style-name="Standard">Este ejercicio propone probar la nueva red con las pruebas propuestas en la anterior práctica. Para ello probaremos las puertas lógicas que nos propusieron (nand y nor, como linealmente dependientes, y xor como no linealmente dependiente), y los ejemplos de problemas reales (1 y 2).</text:p>
      <text:p text:style-name="Standard"/>
      <text:p text:style-name="Standard">Primeramente deberemos tratar los datos de nand, nor y xor, dado que éstos tienen una entrada en formato binario, y nosotros necesitamos entrada bipolar (o bien cambiar el algoritmo, pero al habernos propuesto éste formato, ésta idea queda descartada). Simplemente, cambiamos los 0 por -1 en el fichero.</text:p>
      <text:p text:style-name="Standard"/>
      <text:p text:style-name="Standard">Ahora realizaremos la prueba de cada una de los ficheros. Sin embargo, antes vamos a realizar una predicción previa de los resultados, basandonos en el funcionamiento teórico de ésta red neuronal.</text:p>
      <text:p text:style-name="Standard"/>
      <text:p text:style-name="Standard">Los ficheros nand y nor, debería resolverlos sin problemas, dado que son linealmente dependientes. </text:p>
      <text:p text:style-name="Standard"/>
      <text:p text:style-name="Standard">En el problema real 1, dará un resultado algo superior al perceptrón simple, dado que podrá, al tener una frontera de decisión más lineal, no debería dar problemas, y solo mejorar el rendimiento.</text:p>
      <text:p text:style-name="Standard"/>
      <text:p text:style-name="Standard"><text:soft-page-break/>Vemos ahora el resultado, comparando primero el ecm con 5, 10 y 20 neuronas ocultas, y luego el error durante el entrenamiento (durante el test siempre es de un 1 a un 2% superior al del entrenamiento):</text:p>
      <text:p text:style-name="Standard">&lt;ecm_pr1.png&gt;</text:p>
      <text:p text:style-name="Standard">Al ser linealmente dependiente el problema, vemos que con 5, 10 y 20 neuronas, tiene resultados mas o menos igual de lisos, dado que con ese número de neuronas basta para calcular una solución, es decir, dibujar una frontera de decisión que vaya reduciendo paulatinamente el error cuadrático medio, siendo cuanto mayor el número de neuronas, mayor la eficacia de ésta frontera.</text:p>
      <text:p text:style-name="Standard"/>
      <text:p text:style-name="Standard">Ahora veremos el error de éste resultado:</text:p>
      <text:p text:style-name="Standard">&lt;error_pr1.png&gt;</text:p>
      <text:p text:style-name="Standard">Podemos observar errores muy bajos, cercanos al 4% en caso de 5 y 10 neuronas, y al 2% en caso de 20 neuronas, suponiendo ésto una mejora de cerca del 5% respecto al perceptrón simple.</text:p>
      <text:p text:style-name="Standard"/>
      <text:p text:style-name="Standard">En cuanto al problema real 2, dará un resultado aproximadamente (o ojo) un 10-15% mayor, debido a que el problema de ese fichero es el ruido que tiene, y el perceptrón permite una frontera de decisión más flexible.</text:p>
      <text:p text:style-name="Standard"/>
      <text:p text:style-name="Standard">Observemos ahora los resultados. Realizaremos el mismo estudio que en el problema real 1, con el mismo número de neuronas y con las mismas variables (ecm y error de training). Empezamos analizando el ecm:</text:p>
      <text:p text:style-name="Standard">&lt;ecm_pr2.png&gt;</text:p>
      <text:p text:style-name="Standard">Aquí podemos ver que en caso de 5 neuronas, su comportamiento es muy inferior (mayor ecm siempre) que con 10 y 20 neuronas, siendo estos dos muy cercanos. Sin embargo, es ligeramente superior el comportamiento de la red con 10 neuronas, al de 20. Ésto es debido, a la gran cantidad de ruido (dado el gran número de patrones de entrenamiento), en el conjunto de entrenamiento, que provoca un sobreaprendizaje negativo en caso de las 20 neuronas.</text:p>
      <text:p text:style-name="Standard"/>
      <text:p text:style-name="Standard">Ahora observemos el error en este caso:</text:p>
      <text:p text:style-name="Standard">&lt;error_pr2.png&gt;</text:p>
      <text:p text:style-name="P1">--ERROR, aquí no calcule bien el grafico,rrecalcular y comentar</text:p>
      <text:p text:style-name="Standard"/>
      <text:p text:style-name="Standard">Ejercicio 3:</text:p>
      <text:p text:style-name="Standard">En este ejercicio miraremos el rendimiento del perceptrón multicapa en un problema con más de 2 clases, en concreto, 3 (problema real 3).</text:p>
      <text:p text:style-name="Standard"/>
      <text:p text:style-name="Standard">En un análisis preeliminar, sin ver los atributos, podemos decir que será eficaz en el caso de que tenga fronteras de decisión definidas y sin mucho ruido.</text:p>
      <text:p text:style-name="Standard"/>
      <text:p text:style-name="Standard">Una vez hecha la ejecución, vamos a comparar el rendimiento en aprendizaje y test, midiendo el ecm y el porcentaje de error, con 5, 10 y 20 neuronas ocultas.</text:p>
      <text:p text:style-name="Standard"/>
      <text:p text:style-name="Standard">La ejecución llega a convergencia en training con las 10 y 20 neuronas, siendo antes la convergencia en el caso de 10 neuronas que en el de 20.</text:p>
      <text:p text:style-name="Standard"/>
      <text:p text:style-name="Standard">Observemos el gráfico del ecm:</text:p>
      <text:p text:style-name="Standard">&lt;ecm_pr3.png&gt;</text:p>
      <text:p text:style-name="Standard">Aquí podemos ver <text:s/>que el ecm en caso de 5 neuronas se mantiene en reducción contínua, mientras que con 10 y 20, converge. Eso puede ser debido a cierta frontera de decisión deifnida que son capaces de encontrar con 10 y 20 neuronas. Comentaremos sobre error de test, al comentar los errores.</text:p>
      <text:p text:style-name="Standard"/>
      <text:p text:style-name="Standard"><text:soft-page-break/>Se ve que tiene una tasa irregular de reducción del ecm en el caso de 20 neuronas, al subir el número de neuronas, sube el ecm en ocasiones, debido probablemente en probelmas de fronteras de decisión demasiado complejas.</text:p>
      <text:p text:style-name="Standard"/>
      <text:p text:style-name="Standard">Ahora observemos el error de entrenamiento:</text:p>
      <text:p text:style-name="Standard">&lt;error_pr3.png&gt;</text:p>
      <text:p text:style-name="Standard">Aquí podemos observar que, efectivamente, llega a 0 de error en el caso de 10 y 20 neuronas, una por la época 130, y otro por la época 900, respectivamente.</text:p>
      <text:p text:style-name="Standard"/>
      <text:p text:style-name="Standard">Si comparamos la gráfica de error medio de 20 y y de ecm, podemos ver una coincidencia a la subida del ecm cn la subida del error, debido a, como se comentó con anterioridad, la frontera de decisión transitoria peor, que luego se corrige sola.</text:p>
      <text:p text:style-name="Standard"/>
      <text:p text:style-name="Standard"/>
      <text:p text:style-name="Standard">Ejercicio 4:</text:p>
      <text:p text:style-name="Standard">Ahora tendremos que intentar clasificar con el perceptrón multicapa un archivo con diferencia muy grande en sus atributos de entrada. Evaluaremos así la eficacia de este tipo de redes ante entradas con diferencias notables de peso.</text:p>
      <text:p text:style-name="Standard"/>
      <text:p text:style-name="Standard">En teoría, el perceptrón multicapa es muy sensible ante estas cosas, dado que el valor que llegue condiciona mucho la funcion lambda que realizará, provocando cierta dominancia.</text:p>
      <text:p text:style-name="Standard"/>
      <text:p text:style-name="Standard">Las estadísticas que realizamos sobre los datos son los siguientes:</text:p>
      <text:p text:style-name="Standard">&lt;rellenar con estadísticas&gt;</text:p>
      <text:p text:style-name="Standard"/>
      <text:p text:style-name="Standard">Ejercicio 5:</text:p>
      <text:p text:style-name="Standard">&lt;comparar resultados, lo haces tu, mira las gráficas que te mando&gt;</text:p>
      <text:p text:style-name="Standard"/>
      <text:p text:style-name="Standard">Ejercicio 6:</text:p>
      <text:p text:style-name="Standard">Aquí vamos a realizar la clasificación de un fichero de datos desconocido. Para ello, realizaremos un entrenamiento con el 100% de los elementos del problema real 2, y luego ejecutaremos el algoritmo de clasificación sobre el fichero de clases desconocidas, obteniendo el fichero de salida que nos pi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ollybuster </meta:initial-creator>
    <meta:creation-date>2014-03-30T22:58:52</meta:creation-date>
    <meta:document-statistic meta:table-count="0" meta:image-count="0" meta:object-count="0" meta:page-count="3" meta:paragraph-count="51" meta:word-count="1247" meta:character-count="7456"/>
    <dc:date>2014-03-31T20:10:53</dc:date>
    <dc:creator>hollybuster </dc:creator>
    <meta:editing-duration>PT00H00M47S</meta:editing-duration>
    <meta:editing-cycles>1</meta:editing-cycles>
    <meta:generator>OpenOffice.org/3.2$Linux OpenOffice.org_project/320m12$Build-9483</meta:generator>
  </office:meta>
</office:document-meta>
</file>